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4450000160C0000160CFE1F3246.svg"/>
  <manifest:file-entry manifest:media-type="image/png" manifest:full-path="Pictures/10000201000000D5000000D563EBE49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5.643cm" svg:height="5.643cm" svg:x="0.179cm" svg:y="0.179cm">
          <draw:image xlink:href="Pictures/10000201000000D5000000D563EBE497.png" xlink:type="simple" xlink:show="embed" xlink:actuate="onLoad"/>
          <draw:image xlink:href="Pictures/100004450000160C0000160CFE1F3246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cycles>0</meta:editing-cycles>
    <meta:editing-duration>P0D</meta:editing-duration>
    <dc:date>2015-11-23T20:25:37.21</dc:date>
    <meta:document-statistic meta:object-count="1"/>
    <meta:generator>OpenOffice/4.1.1$Win32 OpenOffice.org_project/411m6$Build-9775</meta:generator>
    <meta:user-defined meta:name="Поле 1"/>
    <meta:user-defined meta:name="Поле 2"/>
    <meta:user-defined meta:name="Поле 3"/>
    <meta:user-defined meta:name="Поле 4"/>
  </office:meta>
</office:document-meta>
</file>